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0def07" officeooo:paragraph-rsid="000def07"/>
    </style:style>
    <style:style style:name="P3" style:family="paragraph" style:parent-style-name="Standard">
      <style:text-properties officeooo:rsid="000def07" officeooo:paragraph-rsid="000ea896"/>
    </style:style>
    <style:style style:name="P4" style:family="paragraph" style:parent-style-name="Standard">
      <style:text-properties officeooo:rsid="000def07" officeooo:paragraph-rsid="000f4a0c"/>
    </style:style>
    <style:style style:name="P5" style:family="paragraph" style:parent-style-name="Standard">
      <style:text-properties officeooo:rsid="000ea896" officeooo:paragraph-rsid="000ea896"/>
    </style:style>
    <style:style style:name="P6" style:family="paragraph" style:parent-style-name="Standard">
      <style:text-properties officeooo:paragraph-rsid="000ea896"/>
    </style:style>
    <style:style style:name="P7" style:family="paragraph" style:parent-style-name="Standard">
      <style:text-properties officeooo:rsid="000f4a0c" officeooo:paragraph-rsid="000f4a0c"/>
    </style:style>
    <style:style style:name="P8" style:family="paragraph" style:parent-style-name="Standard">
      <style:text-properties fo:font-weight="normal" officeooo:rsid="0010d34b" officeooo:paragraph-rsid="0010d34b" style:font-weight-asian="normal" style:font-weight-complex="normal"/>
    </style:style>
    <style:style style:name="T1" style:family="text">
      <style:text-properties officeooo:rsid="000def0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ea896"/>
    </style:style>
    <style:style style:name="T4" style:family="text">
      <style:text-properties officeooo:rsid="000f4a0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- La empresa Chorizos Pepe S.L ha sufrido un colapso informático en su central de Alcafrán con diversos problemas en sus ordenadores.</text:p>
      <text:p text:style-name="Standard"><text:span text:style-name="T2">Indica las posibles causas, pruebas que realizarías y las soluciones de cada caso.</text:span></text:p>
      <text:p text:style-name="Standard"/>
      <text:p text:style-name="P1">1. El ordenador se enciende pero a los pocos segundos se apaga de golpe.</text:p>
      <text:p text:style-name="Standard"/>
      <text:p text:style-name="P2">Puede ser por la fuente de alimentación, RAM o placa base.</text:p>
      <text:p text:style-name="Standard"><text:s/></text:p>
      <text:p text:style-name="P1">2. El ordenador se enciende pero se queda bloqueado y emite pitidos.</text:p>
      <text:p text:style-name="Standard"/>
      <text:p text:style-name="P2">Puede ser por la RAM, la tarjeta gráfica. Disco duro, procesador o placa base.</text:p>
      <text:p text:style-name="Standard"/>
      <text:p text:style-name="P1">3. El ordenador se enciende pero muestra el mensaje CMOS error.</text:p>
      <text:p text:style-name="Standard"/>
      <text:p text:style-name="P2">Puede ser por por la CPU FAN con la ventilación, la pila esta gastada o el disco duro esta roto o sin sistema operativo.</text:p>
      <text:p text:style-name="Standard"/>
      <text:p text:style-name="P1">4. El ordenador arranca pero Windows se bloquea en el arranque.</text:p>
      <text:p text:style-name="Standard"/>
      <text:p text:style-name="P2">Puede ser por la temperatura elevada de la CPU, para comprobar pasta térmica y ventilador de la CPU.</text:p>
      <text:p text:style-name="Standard"/>
      <text:p text:style-name="P1">5. El ordenador arranca, pero no inicia ningún sistema operativo ni muestra errores por pantalla.</text:p>
      <text:p text:style-name="Standard"/>
      <text:p text:style-name="P2">Puede ser por la RAM, disco duro, podría tener virus o el sistema operativo esta corrupto.</text:p>
      <text:p text:style-name="Standard"/>
      <text:p text:style-name="P1">6. El ordenador se enciende pero muestra el mensaje Disk boot failure.</text:p>
      <text:p text:style-name="Standard"/>
      <text:p text:style-name="Standard">El disco duro esta roto o esta sin sistema operativo o no <text:span text:style-name="T3">están</text:span> bien conectados los cables de <text:span text:style-name="T3">coriente</text:span> o sata.</text:p>
      <text:p text:style-name="Standard"/>
      <text:p text:style-name="P1">7. Se cambia la placa base de un ordenador porque estaba quemada y <text:span text:style-name="T3">W</text:span>indows no arranca, pero Linux si.</text:p>
      <text:p text:style-name="Standard"/>
      <text:p text:style-name="P2">Puede ser por <text:span text:style-name="T3">los controladores que no son compatibles con Windows pero con Linux si habría que instalarlos o actualizarlos.</text:span></text:p>
      <text:p text:style-name="Standard"/>
      <text:p text:style-name="P1">8. El ordenador arranca, pero al rato la imagen se queda congelada. No</text:p>
      <text:p text:style-name="P1">podemos mover ni el puntero del ratón.</text:p>
      <text:p text:style-name="Standard"/>
      <text:p text:style-name="P3">Puede ser por <text:span text:style-name="T3">la RAM, la tarjeta de video, la placa o la ventilación.</text:span></text:p>
      <text:p text:style-name="Standard"/>
      <text:p text:style-name="P1">9. El ordenador ni siquiera se enciende.</text:p>
      <text:p text:style-name="Standard"/>
      <text:p text:style-name="P6"><text:span text:style-name="T3">Puede ser por la fuente de alimentación, el interruptor, algún cortocircuito de algún elemento del equipo, la placa.</text:span></text:p>
      <text:p text:style-name="P6"/>
      <text:p text:style-name="P1">10.El ordenador se enciende pero no funciona ni el sonido ni la red.</text:p>
      <text:p text:style-name="Standard"/>
      <text:p text:style-name="P3">Puede ser por <text:span text:style-name="T3">por la configuración del sistema operativo, tarjeta de sonido o la placa base, la tarjeta de red.</text:span></text:p>
      <text:p text:style-name="Standard"><text:soft-page-break/></text:p>
      <text:p text:style-name="P1">11.El ordenador se enciende pero hace un ruido infernal.</text:p>
      <text:p text:style-name="Standard"/>
      <text:p text:style-name="P5">Los ventiladores <text:span text:style-name="T4">van muy rapidos, very fast habrian que ponerlos mas lentos.</text:span></text:p>
      <text:p text:style-name="Standard"/>
      <text:p text:style-name="P1">12. El ordenador del hijo del jefe arranca, pero Windows va extremadamente lento.</text:p>
      <text:p text:style-name="Standard"/>
      <text:p text:style-name="P4">Puede ser por <text:span text:style-name="T4">que tenga algun virus, haya aumentado la temperatura del procesador, la RAM o la placa base.</text:span></text:p>
      <text:p text:style-name="Standard"/>
      <text:p text:style-name="P1">13.El ordenador arranca, pero no se vé nada por la pantalla.</text:p>
      <text:p text:style-name="Standard"/>
      <text:p text:style-name="P4">Puede ser por <text:span text:style-name="T4">la placa base, la RAM, tarjeta grafica o la temperatura del procesador esta elevada.</text:span></text:p>
      <text:p text:style-name="Standard"/>
      <text:p text:style-name="P1">14. El ordenador se enciende, pero muestra un mensaje de tipo FUN error.</text:p>
      <text:p text:style-name="P1"/>
      <text:p text:style-name="P8">Puede ser por la fuente de alimentación o la placa.</text:p>
      <text:p text:style-name="Standard"/>
      <text:p text:style-name="P1">15.El ordenador arranca bien el sistema operativo, pero de vez en cuando muestra un pantallazo azul y se reinicia.</text:p>
      <text:p text:style-name="Standard"/>
      <text:p text:style-name="P4">Puede ser por <text:span text:style-name="T4">la RAM, disco duro algún virus o el sistema operativo esta corrupto.</text:span></text:p>
      <text:p text:style-name="Standard"/>
      <text:p text:style-name="P1">16.El ordenador pide una contraseña antes de arrancar el sistema operativo y no nos la sabemos.</text:p>
      <text:p text:style-name="Standard"/>
      <text:p text:style-name="P7">En la bios se puede configurar para al cargar la bios pida contraseña para quitarla tendríamos que quitar la pila para restaurar a los paramentos de fabrica.</text:p>
      <text:p text:style-name="Standard"/>
      <text:p text:style-name="P1">17.El ordenador se inicia correctamente pero muestra mensajes de error al escribir en el disco duro.</text:p>
      <text:p text:style-name="P4"/>
      <text:p text:style-name="P4">Puede ser por <text:span text:style-name="T4">por que el disco duro este mal o algún sector no funcione correctamente.</text:span></text:p>
      <text:p text:style-name="Standard"/>
      <text:p text:style-name="P1">18.El ordenador se inicia correctamente pero han <text:span text:style-name="T1">desaparecido</text:span> muchos datos de los usuarios.</text:p>
      <text:p text:style-name="Standard"/>
      <text:p text:style-name="P4">Puede ser por<text:span text:style-name="T4"> que el disco duro este mal o algún sector no funcione correctamente.</text:span></text:p>
      <text:p text:style-name="Standard"/>
      <text:p text:style-name="P1">19.El ordenador se enciende algunas veces y otras no.</text:p>
      <text:p text:style-name="Standard"/>
      <text:p text:style-name="P4">Puede ser por <text:span text:style-name="T4">la fuente de alimentación el interruptor o la placa.</text:span></text:p>
      <text:p text:style-name="Standard"/>
      <text:p text:style-name="P1">20.El ordenador no detecta ninguno de los discos duros IDE conectados.</text:p>
      <text:p text:style-name="Standard"/>
      <text:p text:style-name="P4">Puede ser por <text:span text:style-name="T4">que no estén bien conectados los cables IDE, los disco duros estén mal o la placa no los detecte.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2T17:50:32.842000000</meta:creation-date>
    <dc:date>2020-03-05T03:44:08.651000000</dc:date>
    <meta:editing-duration>PT8M9S</meta:editing-duration>
    <meta:editing-cycles>2</meta:editing-cycles>
    <meta:generator>LibreOffice/6.4.0.3$Windows_X86_64 LibreOffice_project/b0a288ab3d2d4774cb44b62f04d5d28733ac6df8</meta:generator>
    <meta:document-statistic meta:table-count="0" meta:image-count="0" meta:object-count="0" meta:page-count="2" meta:paragraph-count="44" meta:word-count="640" meta:character-count="3651" meta:non-whitespace-character-count="3053"/>
  </office:meta>
</office:document-meta>
</file>